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/>
    </style:style>
    <style:style style:name="ce2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number-columns-repeated="254" table:default-cell-style-name="Default"/>
        <table:table-row table:style-name="ro1">
          <table:table-cell table:style-name="ce1" office:value-type="string">
            <text:p>Party</text:p>
          </table:table-cell>
          <table:table-cell table:style-name="ce1" office:value-type="string">
            <text:p>Policy Area</text:p>
          </table:table-cell>
          <table:table-cell table:style-name="ce1" office:value-type="string">
            <text:p>Policy Notes</text:p>
          </table:table-cell>
          <table:table-cell table:style-name="ce1" office:value-type="string">
            <text:p>x Score</text:p>
          </table:table-cell>
          <table:table-cell table:style-name="ce1" office:value-type="string">
            <text:p>y Score</text:p>
          </table:table-cell>
          <table:table-cell table:style-name="ce1" office:value-type="string">
            <text:p>Normalised X</text:p>
          </table:table-cell>
          <table:table-cell table:style-name="ce1" office:value-type="string">
            <text:p>Normalised Y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1" table:number-rows-spanned="9">
            <text:p>Labour</text:p>
          </table:table-cell>
          <table:table-cell office:value-type="string">
            <text:p>Government</text:p>
          </table:table-cell>
          <table:table-cell office:value-type="string">
            <text:p>Passed freedom of information act, but moved to exempt parliament from it. Devolved government for Scotland, Wales, NI and London, but not full independence. Slow on voting reform.</text:p>
          </table:table-cell>
          <table:table-cell office:value-type="string">
            <text:p>na</text:p>
          </table:table-cell>
          <table:table-cell office:value-type="float" office:value="20">
            <text:p>2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Reclassified some drugs; in favour of 90 day detention without trial; introduced ID card scheme.</text:p>
          </table:table-cell>
          <table:table-cell office:value-type="string">
            <text:p>na</text:p>
          </table:table-cell>
          <table:table-cell table:formula="oooc:=-25" office:value-type="float" office:value="-25">
            <text:p>-2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Small tax increases; slightly more progressive taxation than previous government.</text:p>
          </table:table-cell>
          <table:table-cell table:formula="oooc:=-12" office:value-type="float" office:value="-12">
            <text:p>-12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 office:value-type="string">
            <text:p>Bank of England made independent; some market deregulation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 office:value-type="string">
            <text:p>Introduced minimum wage; improved parental leave; age (and other) discrimination laws.</text:p>
          </table:table-cell>
          <table:table-cell table:formula="oooc:=-23" office:value-type="float" office:value="-23">
            <text:p>-23</text:p>
          </table:table-cell>
          <table:table-cell office:value-type="float" office:value="8">
            <text:p>8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Some improvements in services; some privitisation.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 office:value-type="string">
            <text:p>Moves towards gay marriages and adoption; laws against religious hatred.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 office:value-type="string">
            <text:p>Little real change in public transport policies.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2:.D9])" office:value-type="float" office:value="-20">
            <text:p>-20</text:p>
          </table:table-cell>
          <table:table-cell table:style-name="ce2" table:formula="oooc:=SUM([.E2:.E9])" office:value-type="float" office:value="23">
            <text:p>23</text:p>
          </table:table-cell>
          <table:table-cell table:style-name="ce2" table:formula="oooc:=([.D10]*1.4814815)+25.9259275" office:value-type="float" office:value="-3.7037025">
            <text:p>-3.7</text:p>
          </table:table-cell>
          <table:table-cell table:style-name="ce2" table:formula="oooc:=([.E10]*1.6393443)+6.557377" office:value-type="float" office:value="44.2622959">
            <text:p>44.26</text:p>
          </table:table-cell>
          <table:table-cell table:style-name="ce2" table:number-columns-repeated="247"/>
        </table:table-row>
        <table:table-row table:style-name="ro2">
          <table:table-cell table:style-name="ce2" office:value-type="string" table:number-columns-spanned="1" table:number-rows-spanned="9">
            <text:p>Conservative</text:p>
          </table:table-cell>
          <table:table-cell office:value-type="string">
            <text:p>Government</text:p>
          </table:table-cell>
          <table:table-cell office:value-type="string">
            <text:p>Mostly opposed to devolution and voting reform.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Backed ID cards and 90 day detention.</text:p>
          </table:table-cell>
          <table:table-cell office:value-type="string">
            <text:p>na</text:p>
          </table:table-cell>
          <table:table-cell table:formula="oooc:=-30" office:value-type="float" office:value="-30">
            <text:p>-3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While traditionally a low-tax party, has remained more neutral on tax issues recently.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 office:value-type="string">
            <text:p>Generally in favour of less market regulation, but initially opposed independent Bank of England.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 office:value-type="string">
            <text:p>Initially opposed to minimum wage; mostly anti-union; support most anti-discrimination legislation.</text:p>
          </table:table-cell>
          <table:table-cell table:formula="oooc:=-2" office:value-type="float" office:value="-2">
            <text:p>-2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Generally in favour of privitisation and small government.</text:p>
          </table:table-cell>
          <table:table-cell table:formula="oooc:=-25" office:value-type="float" office:value="-25">
            <text:p>-2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 office:value-type="string">
            <text:p>Generally opposed to gay marriage and adoption; have recently embraced environmentalism.</text:p>
          </table:table-cell>
          <table:table-cell office:value-type="string">
            <text:p>na</text:p>
          </table:table-cell>
          <table:table-cell table:formula="oooc:=-6" office:value-type="float" office:value="-6">
            <text:p>-6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 office:value-type="string">
            <text:p>When in government systematically dismantled most of UK's public transport network.</text:p>
          </table:table-cell>
          <table:table-cell office:value-type="float" office:value="8">
            <text:p>8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11:.D18])" office:value-type="float" office:value="1">
            <text:p>1</text:p>
          </table:table-cell>
          <table:table-cell table:style-name="ce2" table:formula="oooc:=SUM([.E11:.E18])" office:value-type="float" office:value="-24">
            <text:p>-24</text:p>
          </table:table-cell>
          <table:table-cell table:style-name="ce2" table:formula="oooc:=([.D19]*1.4814815)+25.9259275" office:value-type="float" office:value="27.407409">
            <text:p>27.41</text:p>
          </table:table-cell>
          <table:table-cell table:style-name="ce2" table:formula="oooc:=([.E19]*1.6393443)+6.557377" office:value-type="float" office:value="-32.7868862">
            <text:p>-32.79</text:p>
          </table:table-cell>
          <table:table-cell table:style-name="ce2" table:number-columns-repeated="247"/>
        </table:table-row>
        <table:table-row table:style-name="ro2">
          <table:table-cell table:style-name="ce2" office:value-type="string" table:number-columns-spanned="1" table:number-rows-spanned="9">
            <text:p>Liberal Democrats</text:p>
          </table:table-cell>
          <table:table-cell office:value-type="string">
            <text:p>Government</text:p>
          </table:table-cell>
          <table:table-cell office:value-type="string">
            <text:p>Support voting reform, including PR; mostly supportive of devolution; in favour of fully transparent government.</text:p>
          </table:table-cell>
          <table:table-cell office:value-type="string">
            <text:p>na</text:p>
          </table:table-cell>
          <table:table-cell office:value-type="float" office:value="35">
            <text:p>3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Opposed to ID cards and 90 day detention.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In favour of cutting tax on low incomes but increasing on incomes above £100,000.</text:p>
          </table:table-cell>
          <table:table-cell table:formula="oooc:=-10" office:value-type="float" office:value="-10">
            <text:p>-1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 office:value-type="string">
            <text:p>Would probably slightly increase market regulation.</text:p>
          </table:table-cell>
          <table:table-cell table:formula="oooc:=-6" office:value-type="float" office:value="-6">
            <text:p>-6</text:p>
          </table:table-cell>
          <table:table-cell table:formula="oooc:=-3" office:value-type="float" office:value="-3">
            <text:p>-3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/>
          <table:table-cell table:formula="oooc:=-6" office:value-type="float" office:value="-6">
            <text:p>-6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/>
          <table:table-cell table:formula="oooc:=-4" office:value-type="float" office:value="-4">
            <text:p>-4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/>
          <table:table-cell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/>
          <table:table-cell table:formula="oooc:=-2" office:value-type="float" office:value="-2">
            <text:p>-2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20:.D27])" office:value-type="float" office:value="-28">
            <text:p>-28</text:p>
          </table:table-cell>
          <table:table-cell table:style-name="ce2" table:formula="oooc:=SUM([.E20:.E27])" office:value-type="float" office:value="48">
            <text:p>48</text:p>
          </table:table-cell>
          <table:table-cell table:style-name="ce2" table:formula="oooc:=([.D28]*1.4814815)+25.9259275" office:value-type="float" office:value="-15.5555545">
            <text:p>-15.56</text:p>
          </table:table-cell>
          <table:table-cell table:style-name="ce2" table:formula="oooc:=([.E28]*1.6393443)+6.557377" office:value-type="float" office:value="85.2459034">
            <text:p>85.25</text:p>
          </table:table-cell>
          <table:table-cell table:style-name="ce2" table:number-columns-repeated="247"/>
        </table:table-row>
        <table:table-row table:style-name="ro2">
          <table:table-cell table:style-name="ce2" office:value-type="string" table:number-columns-spanned="1" table:number-rows-spanned="9">
            <text:p>Greens</text:p>
          </table:table-cell>
          <table:table-cell office:value-type="string">
            <text:p>Government</text:p>
          </table:table-cell>
          <table:table-cell office:value-type="string">
            <text:p>Seeks voting reform, including PR and reduction of voting age to 16. In favour of modern, decentralised government.</text:p>
          </table:table-cell>
          <table:table-cell office:value-type="string">
            <text:p>na</text:p>
          </table:table-cell>
          <table:table-cell office:value-type="float" office:value="35">
            <text:p>3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Generally libertarian, opposing ID cards; in favour of decriminalising all recreational drugs.</text:p>
          </table:table-cell>
          <table:table-cell office:value-type="string">
            <text:p>na</text:p>
          </table:table-cell>
          <table:table-cell office:value-type="float" office:value="20">
            <text:p>2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In favour of higher, redistributive taxes.</text:p>
          </table:table-cell>
          <table:table-cell table:formula="oooc:=-20" office:value-type="float" office:value="-20">
            <text:p>-2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 office:value-type="string">
            <text:p>Seem to be in favour of market regulation, in particular relating to polluting industries.</text:p>
          </table:table-cell>
          <table:table-cell table:formula="oooc:=-10" office:value-type="float" office:value="-10">
            <text:p>-10</text:p>
          </table:table-cell>
          <table:table-cell table:formula="oooc:=-5" office:value-type="float" office:value="-5">
            <text:p>-5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 office:value-type="string">
            <text:p>Replace welfare with payments to all citizens (working or not), financed by heavy tax increases.</text:p>
          </table:table-cell>
          <table:table-cell table:formula="oooc:=-25" office:value-type="float" office:value="-25">
            <text:p>-25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In favour of renationalisation of public services.</text:p>
          </table:table-cell>
          <table:table-cell table:formula="oooc:=-20" office:value-type="float" office:value="-20">
            <text:p>-2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 office:value-type="string">
            <text:p>Strongly environmentalist; in favour of minority rights.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 office:value-type="string">
            <text:p>Strongly in favour of public transport.</text:p>
          </table:table-cell>
          <table:table-cell table:formula="oooc:=-10" office:value-type="float" office:value="-10">
            <text:p>-1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29:.D36])" office:value-type="float" office:value="-85">
            <text:p>-85</text:p>
          </table:table-cell>
          <table:table-cell table:style-name="ce2" table:formula="oooc:=SUM([.E29:.E36])" office:value-type="float" office:value="57">
            <text:p>57</text:p>
          </table:table-cell>
          <table:table-cell table:style-name="ce2" table:formula="oooc:=([.D37]*1.4814815)+25.9259275" office:value-type="float" office:value="-100">
            <text:p>-100</text:p>
          </table:table-cell>
          <table:table-cell table:style-name="ce2" table:formula="oooc:=([.E37]*1.6393443)+6.557377" office:value-type="float" office:value="100.0000021">
            <text:p>100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1" table:number-rows-spanned="9">
            <text:p>Democratic Unionist Party (DUP)</text:p>
          </table:table-cell>
          <table:table-cell office:value-type="string">
            <text:p>Government</text:p>
          </table:table-cell>
          <table:table-cell office:value-type="string">
            <text:p>Would prefer NI to be entirely run from Westminster.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In favour of increased police powers and tougher sentencing.</text:p>
          </table:table-cell>
          <table:table-cell office:value-type="string">
            <text:p>na</text:p>
          </table:table-cell>
          <table:table-cell table:formula="oooc:=-10" office:value-type="float" office:value="-10">
            <text:p>-1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In favour of rates reduction for NI.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 office:value-type="string">
            <text:p>In favour of market deregulation in NI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 office:value-type="string">
            <text:p>Would repeal certain anti-discrimination laws specific to NI, including 50:50 Catholic:Protestant policing.</text:p>
          </table:table-cell>
          <table:table-cell table:number-columns-repeated="2" office:value-type="float" office:value="5">
            <text:p>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No particularly strong views in this area. Presumably reduction in taxes would lead to a reduction of services though.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/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38:.D45])" office:value-type="float" office:value="25">
            <text:p>25</text:p>
          </table:table-cell>
          <table:table-cell table:style-name="ce2" table:formula="oooc:=SUM([.E38:.E45])" office:value-type="float" office:value="0">
            <text:p>0</text:p>
          </table:table-cell>
          <table:table-cell table:style-name="ce2" table:formula="oooc:=([.D46]*1.4814815)+25.9259275" office:value-type="float" office:value="62.962965">
            <text:p>62.96</text:p>
          </table:table-cell>
          <table:table-cell table:style-name="ce2" table:formula="oooc:=([.E46]*1.6393443)+6.557377" office:value-type="float" office:value="6.557377">
            <text:p>6.56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1" table:number-rows-spanned="9">
            <text:p>Scottish National Party (SNP)</text:p>
          </table:table-cell>
          <table:table-cell office:value-type="string">
            <text:p>Government</text:p>
          </table:table-cell>
          <table:table-cell office:value-type="string">
            <text:p>Supports full Scottish independence; openness of parliament.</text:p>
          </table:table-cell>
          <table:table-cell office:value-type="string">
            <text:p>na</text:p>
          </table:table-cell>
          <table:table-cell office:value-type="float" office:value="25">
            <text:p>2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Opposed to ID cards, but propose slight increase in police powers.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Generally socialist, favouring a redistributive tax policy.</text:p>
          </table:table-cell>
          <table:table-cell table:formula="oooc:=-10" office:value-type="float" office:value="-10">
            <text:p>-1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Opposed to PPPs.</text:p>
          </table:table-cell>
          <table:table-cell table:formula="oooc:=-5" office:value-type="float" office:value="-5">
            <text:p>-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 office:value-type="string">
            <text:p>Some environmental policies.</text:p>
          </table:table-cell>
          <table:table-cell office:value-type="string">
            <text:p>na</text:p>
          </table:table-cell>
          <table:table-cell table:formula="oooc:=-5" office:value-type="float" office:value="-5">
            <text:p>-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 office:value-type="string">
            <text:p>Some investment in rail, some in roads.</text:p>
          </table:table-cell>
          <table:table-cell table:formula="oooc:=-5" office:value-type="float" office:value="-5">
            <text:p>-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47:.D54])" office:value-type="float" office:value="-20">
            <text:p>-20</text:p>
          </table:table-cell>
          <table:table-cell table:style-name="ce2" table:formula="oooc:=SUM([.E47:.E54])" office:value-type="float" office:value="35">
            <text:p>35</text:p>
          </table:table-cell>
          <table:table-cell table:style-name="ce2" table:formula="oooc:=([.D55]*1.4814815)+25.9259275" office:value-type="float" office:value="-3.7037025">
            <text:p>-3.7</text:p>
          </table:table-cell>
          <table:table-cell table:style-name="ce2" table:formula="oooc:=([.E55]*1.6393443)+6.557377" office:value-type="float" office:value="63.9344275">
            <text:p>63.93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1" table:number-rows-spanned="9">
            <text:p>Sinn Fein</text:p>
          </table:table-cell>
          <table:table-cell office:value-type="string">
            <text:p>Government</text:p>
          </table:table-cell>
          <table:table-cell office:value-type="string">
            <text:p>Opposed to devolution; in favour of a United Irish Republic.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In favour of increases in police powers.</text:p>
          </table:table-cell>
          <table:table-cell office:value-type="string">
            <text:p>na</text:p>
          </table:table-cell>
          <table:table-cell table:formula="oooc:=-10" office:value-type="float" office:value="-10">
            <text:p>-1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Slightly left-leaning tax policies.</text:p>
          </table:table-cell>
          <table:table-cell table:formula="oooc:=-5" office:value-type="float" office:value="-5">
            <text:p>-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/>
          <table:table-cell table:formula="oooc:=-2" office:value-type="float" office:value="-2">
            <text:p>-2</text:p>
          </table:table-cell>
          <table:table-cell table:formula="oooc:=-2" office:value-type="float" office:value="-2">
            <text:p>-2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 office:value-type="string">
            <text:p>In favour of “equal pay” legislation</text:p>
          </table:table-cell>
          <table:table-cell table:formula="oooc:=-4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Proposes an Irish equivalent of the NHS.</text:p>
          </table:table-cell>
          <table:table-cell table:formula="oooc:=-10" office:value-type="float" office:value="-10">
            <text:p>-1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 office:value-type="string">
            <text:p>Opposes xenophobia; some environmental policies.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56:.D63])" office:value-type="float" office:value="-21">
            <text:p>-21</text:p>
          </table:table-cell>
          <table:table-cell table:style-name="ce2" table:formula="oooc:=SUM([.E56:.E63])" office:value-type="float" office:value="-4">
            <text:p>-4</text:p>
          </table:table-cell>
          <table:table-cell table:style-name="ce2" table:formula="oooc:=([.D64]*1.4814815)+25.9259275" office:value-type="float" office:value="-5.185184">
            <text:p>-5.19</text:p>
          </table:table-cell>
          <table:table-cell table:style-name="ce2" table:formula="oooc:=([.E64]*1.6393443)+6.557377" office:value-type="float" office:value="-0.000000199999999672684">
            <text:p>0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1" table:number-rows-spanned="9">
            <text:p>Plaid Cymru</text:p>
          </table:table-cell>
          <table:table-cell office:value-type="string">
            <text:p>Government</text:p>
          </table:table-cell>
          <table:table-cell office:value-type="string">
            <text:p>Long-term seeking full Welsh independence.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Vote with SNP on most matters.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Vote with SNP on most matters.</text:p>
          </table:table-cell>
          <table:table-cell table:formula="oooc:=-10" office:value-type="float" office:value="-10">
            <text:p>-1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 office:value-type="string">
            <text:p>Vote with SNP on most matters.</text:p>
          </table:table-cell>
          <table:table-cell table:number-columns-repeated="2" office:value-type="float" office:value="0">
            <text:p>0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 office:value-type="string">
            <text:p>Vote with SNP on most matters.</text:p>
          </table:table-cell>
          <table:table-cell table:number-columns-repeated="2" office:value-type="float" office:value="0">
            <text:p>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Vote with SNP on most matters.</text:p>
          </table:table-cell>
          <table:table-cell table:formula="oooc:=-5" office:value-type="float" office:value="-5">
            <text:p>-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 office:value-type="string">
            <text:p>Vote with SNP on most matters.</text:p>
          </table:table-cell>
          <table:table-cell office:value-type="string">
            <text:p>na</text:p>
          </table:table-cell>
          <table:table-cell table:formula="oooc:=-5" office:value-type="float" office:value="-5">
            <text:p>-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 office:value-type="string">
            <text:p>Vote with SNP on most matters.</text:p>
          </table:table-cell>
          <table:table-cell table:formula="oooc:=-5" office:value-type="float" office:value="-5">
            <text:p>-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65:.D72])" office:value-type="float" office:value="-20">
            <text:p>-20</text:p>
          </table:table-cell>
          <table:table-cell table:style-name="ce2" table:formula="oooc:=SUM([.E65:.E72])" office:value-type="float" office:value="25">
            <text:p>25</text:p>
          </table:table-cell>
          <table:table-cell table:style-name="ce2" table:formula="oooc:=([.D73]*1.4814815)+25.9259275" office:value-type="float" office:value="-3.7037025">
            <text:p>-3.7</text:p>
          </table:table-cell>
          <table:table-cell table:style-name="ce2" table:formula="oooc:=([.E73]*1.6393443)+6.557377" office:value-type="float" office:value="47.5409845">
            <text:p>47.54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1" table:number-rows-spanned="9">
            <text:p>Social Democrat &amp; Labour Party (SDLP)</text:p>
          </table:table-cell>
          <table:table-cell office:value-type="string">
            <text:p>Government</text:p>
          </table:table-cell>
          <table:table-cell office:value-type="string">
            <text:p>In favour of a United Irish Republic, or stronger devolution within the UK.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General socialist democrat policies.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General socialist democrat policies.</text:p>
          </table:table-cell>
          <table:table-cell table:formula="oooc:=-10" office:value-type="float" office:value="-10">
            <text:p>-1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 office:value-type="string">
            <text:p>General socialist democrat policies.</text:p>
          </table:table-cell>
          <table:table-cell table:formula="oooc:=-5" office:value-type="float" office:value="-5">
            <text:p>-5</text:p>
          </table:table-cell>
          <table:table-cell table:formula="oooc:=-2" office:value-type="float" office:value="-2">
            <text:p>-2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 office:value-type="string">
            <text:p>General socialist democrat policies.</text:p>
          </table:table-cell>
          <table:table-cell table:formula="oooc:=-10" office:value-type="float" office:value="-10">
            <text:p>-10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General socialist democrat policies.</text:p>
          </table:table-cell>
          <table:table-cell table:formula="oooc:=-5" office:value-type="float" office:value="-5">
            <text:p>-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 office:value-type="string">
            <text:p>General socialist democrat policies.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 office:value-type="string">
            <text:p>General socialist democrat policies.</text:p>
          </table:table-cell>
          <table:table-cell table:formula="oooc:=-2" office:value-type="float" office:value="-2">
            <text:p>-2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74:.D81])" office:value-type="float" office:value="-32">
            <text:p>-32</text:p>
          </table:table-cell>
          <table:table-cell table:style-name="ce2" table:formula="oooc:=SUM([.E74:.E81])" office:value-type="float" office:value="28">
            <text:p>28</text:p>
          </table:table-cell>
          <table:table-cell table:style-name="ce2" table:formula="oooc:=([.D82]*1.4814815)+25.9259275" office:value-type="float" office:value="-21.4814805">
            <text:p>-21.48</text:p>
          </table:table-cell>
          <table:table-cell table:style-name="ce2" table:formula="oooc:=([.E82]*1.6393443)+6.557377" office:value-type="float" office:value="52.4590174">
            <text:p>52.46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1" table:number-rows-spanned="9">
            <text:p>Ulster Unionist Party (UUP)</text:p>
          </table:table-cell>
          <table:table-cell office:value-type="string">
            <text:p>Government</text:p>
          </table:table-cell>
          <table:table-cell office:value-type="string">
            <text:p>Pro-devolution</text:p>
          </table:table-cell>
          <table:table-cell office:value-type="string">
            <text:p>na</text:p>
          </table:table-cell>
          <table:table-cell office:value-type="float" office:value="8">
            <text:p>8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Supports ID cards, extra police powers.</text:p>
          </table:table-cell>
          <table:table-cell office:value-type="string">
            <text:p>na</text:p>
          </table:table-cell>
          <table:table-cell table:formula="oooc:=-20" office:value-type="float" office:value="-20">
            <text:p>-2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/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83:.D90])" office:value-type="float" office:value="10">
            <text:p>10</text:p>
          </table:table-cell>
          <table:table-cell table:style-name="ce2" table:formula="oooc:=SUM([.E83:.E90])" office:value-type="float" office:value="-2">
            <text:p>-2</text:p>
          </table:table-cell>
          <table:table-cell table:style-name="ce2" table:formula="oooc:=([.D91]*1.4814815)+25.9259275" office:value-type="float" office:value="40.7407425">
            <text:p>40.74</text:p>
          </table:table-cell>
          <table:table-cell table:style-name="ce2" table:formula="oooc:=([.E91]*1.6393443)+6.557377" office:value-type="float" office:value="3.2786884">
            <text:p>3.28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1" table:number-rows-spanned="9">
            <text:p>Alliance</text:p>
          </table:table-cell>
          <table:table-cell office:value-type="string">
            <text:p>Government</text:p>
          </table:table-cell>
          <table:table-cell office:value-type="string">
            <text:p>Pro-Europe, seem to be committed to devolution.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Stronger policing of NI terrorism; establishment of a Dept of Justice for NI.</text:p>
          </table:table-cell>
          <table:table-cell office:value-type="string">
            <text:p>na</text:p>
          </table:table-cell>
          <table:table-cell table:formula="oooc:=-5" office:value-type="float" office:value="-5">
            <text:p>-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Replace rates with a local income tax; give NI assembly tax-levying powers.</text:p>
          </table:table-cell>
          <table:table-cell table:formula="oooc:=-5" office:value-type="float" office:value="-5">
            <text:p>-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 office:value-type="string">
            <text:p>Not many policies in this area.</text:p>
          </table:table-cell>
          <table:table-cell table:number-columns-repeated="2" office:value-type="float" office:value="0">
            <text:p>0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 office:value-type="string">
            <text:p>Support for parental leave schemes.</text:p>
          </table:table-cell>
          <table:table-cell table:formula="oooc:=-5" office:value-type="float" office:value="-5">
            <text:p>-5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HSS improvements</text:p>
          </table:table-cell>
          <table:table-cell table:formula="oooc:=-10" office:value-type="float" office:value="-10">
            <text:p>-1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 office:value-type="string">
            <text:p>Some environmental policies.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 office:value-type="string">
            <text:p>Some public transport policies.</text:p>
          </table:table-cell>
          <table:table-cell table:formula="oooc:=-5" office:value-type="float" office:value="-5">
            <text:p>-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92:.D99])" office:value-type="float" office:value="-25">
            <text:p>-25</text:p>
          </table:table-cell>
          <table:table-cell table:style-name="ce2" table:formula="oooc:=SUM([.E92:.E99])" office:value-type="float" office:value="7">
            <text:p>7</text:p>
          </table:table-cell>
          <table:table-cell table:style-name="ce2" table:formula="oooc:=([.D100]*1.4814815)+25.9259275" office:value-type="float" office:value="-11.11111">
            <text:p>-11.11</text:p>
          </table:table-cell>
          <table:table-cell table:style-name="ce2" table:formula="oooc:=([.E100]*1.6393443)+6.557377" office:value-type="float" office:value="18.0327871">
            <text:p>18.03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1" table:number-rows-spanned="9">
            <text:p>Respect Coalition</text:p>
          </table:table-cell>
          <table:table-cell office:value-type="string">
            <text:p>Government</text:p>
          </table:table-cell>
          <table:table-cell office:value-type="string">
            <text:p>Supports more openness in government. No known policies on devolution or voting reform.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/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/>
          <table:table-cell table:formula="oooc:=-20" office:value-type="float" office:value="-20">
            <text:p>-2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/>
          <table:table-cell table:formula="oooc:=-8" office:value-type="float" office:value="-8">
            <text:p>-8</text:p>
          </table:table-cell>
          <table:table-cell table:formula="oooc:=-8" office:value-type="float" office:value="-8">
            <text:p>-8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 office:value-type="string">
            <text:p>Propose major increase to minimum wage.</text:p>
          </table:table-cell>
          <table:table-cell table:formula="oooc:=-16" office:value-type="float" office:value="-16">
            <text:p>-16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Renationalisation of various services, opposition to privitisation within NHS.</text:p>
          </table:table-cell>
          <table:table-cell table:formula="oooc:=-25" office:value-type="float" office:value="-25">
            <text:p>-2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 office:value-type="string">
            <text:p>Weak support for gay rights; strong environmental policies.</text:p>
          </table:table-cell>
          <table:table-cell office:value-type="string">
            <text:p>na</text:p>
          </table:table-cell>
          <table:table-cell table:formula="oooc:=-5" office:value-type="float" office:value="-5">
            <text:p>-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 office:value-type="string">
            <text:p>Renationalisation of railways.</text:p>
          </table:table-cell>
          <table:table-cell table:formula="oooc:=-10" office:value-type="float" office:value="-10">
            <text:p>-1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101:.D108])" office:value-type="float" office:value="-79">
            <text:p>-79</text:p>
          </table:table-cell>
          <table:table-cell table:style-name="ce2" table:formula="oooc:=SUM([.E101:.E108])" office:value-type="float" office:value="-7">
            <text:p>-7</text:p>
          </table:table-cell>
          <table:table-cell table:style-name="ce2" table:formula="oooc:=([.D109]*1.4814815)+25.9259275" office:value-type="float" office:value="-91.111111">
            <text:p>-91.11</text:p>
          </table:table-cell>
          <table:table-cell table:style-name="ce2" table:formula="oooc:=([.E109]*1.6393443)+6.557377" office:value-type="float" office:value="-4.9180331">
            <text:p>-4.92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1" table:number-rows-spanned="9">
            <text:p>UK Independence Party (UKIP)</text:p>
          </table:table-cell>
          <table:table-cell office:value-type="string">
            <text:p>Government</text:p>
          </table:table-cell>
          <table:table-cell office:value-type="string">
            <text:p>Opposed to devolution, but in favour of stronger councils; support referendums on matters of important public policy.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In favour of broad-spectrum increases in police powers.</text:p>
          </table:table-cell>
          <table:table-cell office:value-type="string">
            <text:p>na</text:p>
          </table:table-cell>
          <table:table-cell table:formula="oooc:=-15" office:value-type="float" office:value="-15">
            <text:p>-1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Flat tax rate, but an increased tax-free allowance; scrapping of inheritance tax.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 office:value-type="string">
            <text:p>Scrapping of EU regulations.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 office:value-type="string">
            <text:p>Decrease and simplification of welfare state, partly offset by increase in pensions. Possible reduction in anti-discrimination laws as result of EU deregulation.</text:p>
          </table:table-cell>
          <table:table-cell office:value-type="float" office:value="4">
            <text:p>4</text:p>
          </table:table-cell>
          <table:table-cell table:formula="oooc:=-1" office:value-type="float" office:value="-1">
            <text:p>-1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Very little information in manifesto. Presumably service cuts due to tax cuts.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 office:value-type="string">
            <text:p>Fairly balanced overall.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 office:value-type="string">
            <text:p>Mostly pro-private transport, seeks increased motorway speed limits, reduction in number of speed cameras, increase in road spending; but also possible renationalisation of railways.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110:.D117])" office:value-type="float" office:value="50">
            <text:p>50</text:p>
          </table:table-cell>
          <table:table-cell table:style-name="ce2" table:formula="oooc:=SUM([.E110:.E117])" office:value-type="float" office:value="-1">
            <text:p>-1</text:p>
          </table:table-cell>
          <table:table-cell table:style-name="ce2" table:formula="oooc:=([.D118]*1.4814815)+25.9259275" office:value-type="float" office:value="100.0000025">
            <text:p>100</text:p>
          </table:table-cell>
          <table:table-cell table:style-name="ce2" table:formula="oooc:=([.E118]*1.6393443)+6.557377" office:value-type="float" office:value="4.9180327">
            <text:p>4.92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1" table:number-rows-spanned="9">
            <text:p>British National Party (BNP)</text:p>
          </table:table-cell>
          <table:table-cell office:value-type="string">
            <text:p>Government</text:p>
          </table:table-cell>
          <table:table-cell office:value-type="string">
            <text:p>In favour of devolution, and support a reunification of the British Isles (i.e. UK and Ireland).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Law &amp; Order</text:p>
          </table:table-cell>
          <table:table-cell office:value-type="string">
            <text:p>Support reintroduction or corporal and capital punishment. However, oppose ID cards.</text:p>
          </table:table-cell>
          <table:table-cell office:value-type="string">
            <text:p>na</text:p>
          </table:table-cell>
          <table:table-cell table:formula="oooc:=-20" office:value-type="float" office:value="-20">
            <text:p>-2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ax Policy</text:p>
          </table:table-cell>
          <table:table-cell office:value-type="string">
            <text:p>BNP website doesn't have much to say about taxes.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Free Market</text:p>
          </table:table-cell>
          <table:table-cell office:value-type="string">
            <text:p>In favour of import quotas, but also plan to break up monopolies. Roughly neutral overall in this area.</text:p>
          </table:table-cell>
          <table:table-cell table:number-columns-repeated="2" office:value-type="float" office:value="0">
            <text:p>0</text:p>
          </table:table-cell>
          <table:table-cell table:number-columns-repeated="249"/>
        </table:table-row>
        <table:table-row table:style-name="ro1">
          <table:covered-table-cell/>
          <table:table-cell office:value-type="string">
            <text:p>Welfare &amp; Employment</text:p>
          </table:table-cell>
          <table:table-cell office:value-type="string">
            <text:p>Support increasing child welfare payments to allow mothers the option of staying at home to raise their family; support workers co-ops.</text:p>
          </table:table-cell>
          <table:table-cell table:formula="oooc:=-15" office:value-type="float" office:value="-15">
            <text:p>-15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Public Services</text:p>
          </table:table-cell>
          <table:table-cell office:value-type="string">
            <text:p>Favour more investment in NHS.</text:p>
          </table:table-cell>
          <table:table-cell table:formula="oooc:=-5" office:value-type="float" office:value="-5">
            <text:p>-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Society</text:p>
          </table:table-cell>
          <table:table-cell office:value-type="string">
            <text:p>Racist, anti-Islam and homophobic.</text:p>
          </table:table-cell>
          <table:table-cell office:value-type="string">
            <text:p>na</text:p>
          </table:table-cell>
          <table:table-cell table:formula="oooc:=-55" office:value-type="float" office:value="-55">
            <text:p>-55</text:p>
          </table:table-cell>
          <table:table-cell table:number-columns-repeated="249"/>
        </table:table-row>
        <table:table-row table:style-name="ro2">
          <table:covered-table-cell/>
          <table:table-cell office:value-type="string">
            <text:p>Transport</text:p>
          </table:table-cell>
          <table:table-cell office:value-type="string">
            <text:p>Lip service towards public transport improvements, but favour massive cuts in fuel duty, speed limit increases and speed camera removal.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2"/>
          <table:table-cell table:style-name="ce2" table:formula="oooc:=SUM([.D119:.D126])" office:value-type="float" office:value="-15">
            <text:p>-15</text:p>
          </table:table-cell>
          <table:table-cell table:style-name="ce2" table:formula="oooc:=SUM([.E119:.E126])" office:value-type="float" office:value="-65">
            <text:p>-65</text:p>
          </table:table-cell>
          <table:table-cell table:style-name="ce2" table:formula="oooc:=([.D127]*1.4814815)+25.9259275" office:value-type="float" office:value="3.703705">
            <text:p>3.7</text:p>
          </table:table-cell>
          <table:table-cell table:style-name="ce2" table:formula="oooc:=([.E127]*1.6393443)+6.557377" office:value-type="float" office:value="-100.0000025">
            <text:p>-100</text:p>
          </table:table-cell>
          <table:table-cell table:number-columns-repeated="24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vertical-align="midd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1">21/06/2007</text:date>, <text:time>14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7-06-19T16:33:57</meta:creation-date>
    <dc:date>2007-06-21T14:31:58</dc:date>
    <dc:language>en-GB</dc:language>
    <meta:editing-cycles>3</meta:editing-cycles>
    <meta:editing-duration>PT3H50M28S</meta:editing-duration>
    <meta:user-defined meta:name="Info 1"/>
    <meta:user-defined meta:name="Info 2"/>
    <meta:user-defined meta:name="Info 3"/>
    <meta:user-defined meta:name="Info 4"/>
    <meta:document-statistic meta:table-count="3" meta:cell-count="534"/>
  </office:meta>
</office:document-meta>
</file>